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2ff" officeooo:paragraph-rsid="000d02ff"/>
    </style:style>
    <style:style style:name="P2" style:family="paragraph" style:parent-style-name="Standard">
      <style:text-properties officeooo:rsid="00155bd2" officeooo:paragraph-rsid="000d02ff" fo:background-color="#ffffff"/>
    </style:style>
    <style:style style:name="P3" style:family="paragraph" style:parent-style-name="Standard">
      <style:text-properties officeooo:rsid="000d02ff" officeooo:paragraph-rsid="000d02ff" fo:background-color="#ffffff"/>
    </style:style>
    <style:style style:name="P4" style:family="paragraph" style:parent-style-name="Standard">
      <style:text-properties officeooo:rsid="00115943" officeooo:paragraph-rsid="00115943" fo:background-color="#ffffff"/>
    </style:style>
    <style:style style:name="P5" style:family="paragraph" style:parent-style-name="Standard">
      <style:text-properties officeooo:rsid="00124f86" officeooo:paragraph-rsid="00124f86" fo:background-color="#ffffff"/>
    </style:style>
    <style:style style:name="P6" style:family="paragraph" style:parent-style-name="Standard">
      <style:text-properties officeooo:rsid="00133779" officeooo:paragraph-rsid="00133779" fo:background-color="#ffffff"/>
    </style:style>
    <style:style style:name="P7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fo:background-color="#282c34"/>
    </style:style>
    <style:style style:name="P8" style:family="paragraph" style:parent-style-name="Standard">
      <style:text-properties fo:color="#bbbbbb" loext:opacity="100%" style:font-name="Droid Sans Mono" fo:font-size="10.5pt" fo:font-weight="normal" officeooo:rsid="00155bd2" officeooo:paragraph-rsid="000d02ff" fo:background-color="#282c34"/>
    </style:style>
    <style:style style:name="P9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24f86" officeooo:paragraph-rsid="00124f86" fo:background-color="#282c34"/>
    </style:style>
    <style:style style:name="P10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33779" officeooo:paragraph-rsid="00133779" fo:background-color="#282c34"/>
    </style:style>
    <style:style style:name="P11" style:family="paragraph" style:parent-style-name="Standard">
      <style:paragraph-properties style:line-height-at-least="0.198in"/>
      <style:text-properties fo:color="#676f7d" loext:opacity="100%" style:font-name="Droid Sans Mono" fo:font-size="10.5pt" fo:font-weight="normal" fo:background-color="#282c34"/>
    </style:style>
    <style:style style:name="P12" style:family="paragraph" style:parent-style-name="Standard">
      <style:text-properties fo:color="#676f7d" loext:opacity="100%" style:font-name="Droid Sans Mono" fo:font-size="10.5pt" fo:font-weight="normal" officeooo:rsid="00115943" officeooo:paragraph-rsid="00115943" fo:background-color="#282c34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33779" officeooo:paragraph-rsid="00133779" fo:background-color="#282c34"/>
    </style:style>
    <style:style style:name="P15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fo:background-color="#282c34"/>
    </style:style>
    <style:style style:name="P16" style:family="paragraph" style:parent-style-name="Standard">
      <style:text-properties officeooo:rsid="00115943" officeooo:paragraph-rsid="00115943" fo:background-color="#ffffff"/>
    </style:style>
    <style:style style:name="P17" style:family="paragraph" style:parent-style-name="Standard">
      <style:text-properties officeooo:rsid="0017bdbe" officeooo:paragraph-rsid="0017bdbe" fo:background-color="#ffffff"/>
    </style:style>
    <style:style style:name="P18" style:family="paragraph" style:parent-style-name="Standard">
      <style:text-properties officeooo:rsid="001907b0" officeooo:paragraph-rsid="001907b0" fo:background-color="#ffffff"/>
    </style:style>
    <style:style style:name="P19" style:family="paragraph" style:parent-style-name="Standard">
      <style:text-properties officeooo:rsid="001abc55" officeooo:paragraph-rsid="001abc55" fo:background-color="#ffffff"/>
    </style:style>
    <style:style style:name="P20" style:family="paragraph" style:parent-style-name="Standard">
      <style:text-properties officeooo:rsid="001c8bcb" officeooo:paragraph-rsid="001c8bcb" fo:background-color="#ffffff"/>
    </style:style>
    <style:style style:name="P21" style:family="paragraph" style:parent-style-name="Standard">
      <style:text-properties officeooo:rsid="001e7d19" officeooo:paragraph-rsid="001e7d19" fo:background-color="#ffffff"/>
    </style:style>
    <style:style style:name="P22" style:family="paragraph" style:parent-style-name="Standard">
      <style:text-properties officeooo:rsid="001f3938" officeooo:paragraph-rsid="001f3938" fo:background-color="#ffffff"/>
    </style:style>
    <style:style style:name="P23" style:family="paragraph" style:parent-style-name="Standard">
      <style:text-properties officeooo:rsid="00124f86" officeooo:paragraph-rsid="00124f86" fo:background-color="#ffffff"/>
    </style:style>
    <style:style style:name="P24" style:family="paragraph" style:parent-style-name="Standard">
      <style:text-properties officeooo:rsid="0022ae58" officeooo:paragraph-rsid="0022ae58" fo:background-color="#ffffff"/>
    </style:style>
    <style:style style:name="T1" style:family="text">
      <style:text-properties fo:color="#56b6c2" loext:opacity="100%"/>
    </style:style>
    <style:style style:name="T2" style:family="text">
      <style:text-properties fo:color="#98c379" loext:opacity="100%"/>
    </style:style>
    <style:style style:name="T3" style:family="text">
      <style:text-properties fo:color="#d19a66" loext:opacity="100%" fo:font-style="italic"/>
    </style:style>
    <style:style style:name="T4" style:family="text">
      <style:text-properties fo:color="#abb2bf" loext:opacity="100%"/>
    </style:style>
    <style:style style:name="T5" style:family="text">
      <style:text-properties fo:color="#e06c75" loext:opacity="100%"/>
    </style:style>
    <style:style style:name="T6" style:family="text">
      <style:text-properties fo:color="#c678dd" loext:opacity="100%"/>
    </style:style>
    <style:style style:name="T7" style:family="text">
      <style:text-properties fo:color="#61afef" loext:opacity="100%"/>
    </style:style>
    <style:style style:name="T8" style:family="text">
      <style:text-properties officeooo:rsid="000f5262"/>
    </style:style>
    <style:style style:name="T9" style:family="text">
      <style:text-properties fo:color="#e5c07b" loext:opacity="100%"/>
    </style:style>
    <style:style style:name="T10" style:family="text">
      <style:text-properties fo:color="#e5c07b" loext:opacity="100%" officeooo:rsid="001465c1"/>
    </style:style>
    <style:style style:name="T11" style:family="text">
      <style:text-properties officeooo:rsid="0016476d"/>
    </style:style>
    <style:style style:name="T12" style:family="text">
      <style:text-properties officeooo:rsid="00178927"/>
    </style:style>
    <style:style style:name="T13" style:family="text">
      <style:text-properties officeooo:rsid="001bb8e5"/>
    </style:style>
    <style:style style:name="T14" style:family="text">
      <style:text-properties officeooo:rsid="001c8bcb"/>
    </style:style>
    <style:style style:name="T15" style:family="text">
      <style:text-properties officeooo:rsid="001f3938"/>
    </style:style>
    <style:style style:name="T16" style:family="text">
      <style:text-properties officeooo:rsid="002125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лияние объектов</text:p>
      <text:p text:style-name="P1"/>
      <text:p text:style-name="P1">Метрики:</text:p>
      <text:p text:style-name="P2">Версия ноды v21.1.0</text:p>
      <text:p text:style-name="P3"/>
      <text:p text:style-name="P3">Создается 2 объекта с вложенностью 1 уровень. <text:span text:style-name="T8">С количеством вложенных объектов</text:span> 100 000 шт.</text:p>
      <text:p text:style-name="P3">Типа </text:p>
      <text:p text:style-name="P3">{</text:p>
      <text:p text:style-name="P3"><text:tab/>name1: {</text:p>
      <text:p text:style-name="P3"><text:tab/><text:tab/>id: 1,</text:p>
      <text:p text:style-name="P3"><text:tab/><text:tab/>name: “1”</text:p>
      <text:p text:style-name="P3"><text:tab/>}</text:p>
      <text:p text:style-name="P3">}</text:p>
      <text:p text:style-name="P2"/>
      <text:p text:style-name="P8"><text:span text:style-name="T1">function</text:span> <text:span text:style-name="T2">getObject</text:span>(<text:span text:style-name="T3">name</text:span>) {</text:p>
      <text:p text:style-name="P7"><text:span text:style-name="T1">let</text:span> <text:span text:style-name="T4">obj</text:span> <text:span text:style-name="T5">=</text:span> {};</text:p>
      <text:p text:style-name="P7"><text:span text:style-name="T5">for</text:span> <text:span text:style-name="T4">(</text:span><text:span text:style-name="T1">let</text:span> <text:span text:style-name="T4">i</text:span> <text:span text:style-name="T5">=</text:span> <text:span text:style-name="T6">0</text:span>; <text:span text:style-name="T4">i</text:span> <text:span text:style-name="T5">&lt;</text:span> <text:span text:style-name="T11">3</text:span><text:span text:style-name="T6">00_000</text:span>; <text:span text:style-name="T4">i</text:span><text:span text:style-name="T5">++</text:span><text:span text:style-name="T4">)</text:span> {</text:p>
      <text:p text:style-name="P11">// obj = { ...obj, ...{ id: i, name: String(i) } };</text:p>
      <text:p text:style-name="P7"><text:span text:style-name="T7">Object</text:span><text:span text:style-name="T4">.</text:span><text:span text:style-name="T2">assign</text:span><text:span text:style-name="T4">(obj,</text:span> { <text:span text:style-name="T4">[</text:span><text:span text:style-name="T2">String</text:span><text:span text:style-name="T4">(name)</text:span> <text:span text:style-name="T5">+</text:span> <text:span text:style-name="T4">i]:</text:span> { id<text:span text:style-name="T4">:</text:span> <text:span text:style-name="T4">i,</text:span> name<text:span text:style-name="T4">:</text:span> <text:span text:style-name="T2">String</text:span><text:span text:style-name="T4">(i)</text:span> } }<text:span text:style-name="T4">)</text:span>;</text:p>
      <text:p text:style-name="P7">}</text:p>
      <text:p text:style-name="P7"><text:span text:style-name="T5">return</text:span> <text:span text:style-name="T4">obj</text:span>;</text:p>
      <text:p text:style-name="P7">}</text:p>
      <text:p text:style-name="P2"/>
      <text:p text:style-name="P2"/>
      <text:p text:style-name="P8"><text:span text:style-name="T1">const</text:span> <text:span text:style-name="T7">obj1</text:span> <text:span text:style-name="T5">=</text:span> <text:span text:style-name="T2">getObject</text:span><text:span text:style-name="T4">(</text:span><text:span text:style-name="T9">"first"</text:span><text:span text:style-name="T4">)</text:span>;</text:p>
      <text:p text:style-name="P7"><text:span text:style-name="T1">const</text:span> <text:span text:style-name="T7">obj2</text:span> <text:span text:style-name="T5">=</text:span> <text:span text:style-name="T2">getObject</text:span><text:span text:style-name="T4">(</text:span><text:span text:style-name="T9">"second"</text:span><text:span text:style-name="T4">)</text:span>;</text:p>
      <text:p text:style-name="P13"/>
      <text:p text:style-name="P7"/>
      <text:p text:style-name="P2"/>
      <text:p text:style-name="P5">После создания объектов мы получаем время1</text:p>
      <text:p text:style-name="P9"><text:span text:style-name="T1">const</text:span> <text:span text:style-name="T7">time1</text:span> <text:span text:style-name="T5">=</text:span> <text:span text:style-name="T7">Date</text:span><text:span text:style-name="T4">.</text:span><text:span text:style-name="T2">now</text:span><text:span text:style-name="T4">()</text:span>;</text:p>
      <text:p text:style-name="P9"/>
      <text:p text:style-name="P9">после выполнения слияния получаем время №2</text:p>
      <text:p text:style-name="P9"><text:span text:style-name="T1">const</text:span> <text:span text:style-name="T7">time2</text:span> <text:span text:style-name="T5">=</text:span> <text:span text:style-name="T7">Date</text:span><text:span text:style-name="T4">.</text:span><text:span text:style-name="T2">now</text:span><text:span text:style-name="T4">()</text:span>;</text:p>
      <text:p text:style-name="P9"/>
      <text:p text:style-name="P10">Далее смотрим количество вложенных объектов в финальн<text:span text:style-name="T12">ых</text:span> объект<text:span text:style-name="T12">ах</text:span></text:p>
      <text:p text:style-name="P10"><text:span text:style-name="T7">console</text:span><text:span text:style-name="T4">.</text:span><text:span text:style-name="T2">log</text:span><text:span text:style-name="T4">(</text:span><text:span text:style-name="T9">"object1 length"</text:span><text:span text:style-name="T4">,</text:span> <text:span text:style-name="T7">Object</text:span><text:span text:style-name="T4">.</text:span><text:span text:style-name="T2">keys</text:span><text:span text:style-name="T4">(obj1).</text:span><text:span text:style-name="T1">length</text:span><text:span text:style-name="T4">)</text:span>;</text:p>
      <text:p text:style-name="P7"><text:span text:style-name="T7">console</text:span><text:span text:style-name="T4">.</text:span><text:span text:style-name="T2">log</text:span><text:span text:style-name="T4">(</text:span><text:span text:style-name="T9">"object2 length"</text:span><text:span text:style-name="T4">,</text:span> <text:span text:style-name="T7">Object</text:span><text:span text:style-name="T4">.</text:span><text:span text:style-name="T2">keys</text:span><text:span text:style-name="T4">(obj2).</text:span><text:span text:style-name="T1">length</text:span><text:span text:style-name="T4">)</text:span>;</text:p>
      <text:p text:style-name="P10"/>
      <text:p text:style-name="P10"><text:span text:style-name="T7">console</text:span><text:span text:style-name="T4">.</text:span><text:span text:style-name="T2">log</text:span><text:span text:style-name="T4">(</text:span><text:span text:style-name="T9">"</text:span><text:span text:style-name="T10">Final o</text:span><text:span text:style-name="T9">bject length"</text:span><text:span text:style-name="T4">,</text:span> <text:span text:style-name="T7">Object</text:span><text:span text:style-name="T4">.</text:span><text:span text:style-name="T2">keys</text:span><text:span text:style-name="T4">(obj3).</text:span><text:span text:style-name="T1">length</text:span><text:span text:style-name="T4">)</text:span>;</text:p>
      <text:p text:style-name="P10"/>
      <text:p text:style-name="P9">И выводим разницу</text:p>
      <text:p text:style-name="P6">И выводим разницу времен, что будет являться длительностью работы алгоритма. Считай эффективностью.</text:p>
      <text:p text:style-name="P2"/>
      <text:p text:style-name="P2"/>
      <text:p text:style-name="P4">Способы слияния: </text:p>
      <text:p text:style-name="P4">1. Спред</text:p>
      <text:p text:style-name="P12">const obj3 = { ...obj1, ...obj2 }; </text:p>
      <text:p text:style-name="P4"/>
      <text:p text:style-name="P4">+ не мутирует ни первый ни второй</text:p>
      <text:p text:style-name="P17"><text:soft-page-break/>a. 665ms b. 655ms c. 660ms</text:p>
      <text:p text:style-name="P4"/>
      <text:p text:style-name="P4">2. Object assign</text:p>
      <text:p text:style-name="P12"/>
      <text:p text:style-name="P11">// const obj3 = Object.assign(obj1, obj2); // 140</text:p>
      <text:p text:style-name="P4"/>
      <text:p text:style-name="P4">быстрее, но мутируется первый объект.</text:p>
      <text:p text:style-name="P4"/>
      <text:p text:style-name="P18">a. 383ms b. 384ms c. 384ms</text:p>
      <text:p text:style-name="P4"/>
      <text:p text:style-name="P4">3. Object assign иммутабельно</text:p>
      <text:p text:style-name="P12">const obj3 = Object.assign({}, obj1, obj2);</text:p>
      <text:p text:style-name="P4"/>
      <text:p text:style-name="P4">работает также как спред. <text:span text:style-name="T13">+-</text:span></text:p>
      <text:p text:style-name="P4"/>
      <text:p text:style-name="P19">a. 667ms b. 672ms c. 668ms</text:p>
      <text:p text:style-name="P4"/>
      <text:p text:style-name="P4">4. Слияние объектов через строчку.</text:p>
      <text:p text:style-name="P12">// #3 STRING CONCAT</text:p>
      <text:p text:style-name="P13"/>
      <text:p text:style-name="P11">// const obj3 = JSON.parse(</text:p>
      <text:p text:style-name="P11">// JSON.stringify(obj1).concat(JSON.stringify(obj2)).replace("}{", ",") // 1200</text:p>
      <text:p text:style-name="P11">// );</text:p>
      <text:p text:style-name="P4"/>
      <text:p text:style-name="P4">чисто извращение и костыль. Не представляю что то так будет делать.</text:p>
      <text:p text:style-name="P4">Но, как ни странно, это <text:span text:style-name="T14">тоже работает в каком то случае</text:span></text:p>
      <text:p text:style-name="P20">a. 4283ms b. 4240ms c. 4326ms</text:p>
      <text:p text:style-name="P4"/>
      <text:p text:style-name="P4">5. <text:s/>Императивно через ключи</text:p>
      <text:p text:style-name="P4"/>
      <text:p text:style-name="P11">// function merge_options(obj1, obj2) {</text:p>
      <text:p text:style-name="P11">// let obj3 = {};</text:p>
      <text:p text:style-name="P11">// for (const attrname in obj1) {</text:p>
      <text:p text:style-name="P11">// obj3[attrname] = obj1[attrname];</text:p>
      <text:p text:style-name="P11">// }</text:p>
      <text:p text:style-name="P11">// for (const attrname in obj2) {</text:p>
      <text:p text:style-name="P11">// obj3[attrname] = obj2[attrname];</text:p>
      <text:p text:style-name="P11">// }</text:p>
      <text:p text:style-name="P11">// return obj3;</text:p>
      <text:p text:style-name="P11">// }</text:p>
      <text:p text:style-name="P13"/>
      <text:p text:style-name="P11">// const obj3 = merge_options(obj1, obj2);</text:p>
      <text:p text:style-name="P7"/>
      <text:p text:style-name="P4">достаточно быстро. Быстре чем через спред, но, как я понимаю, если напихать все те проверки, что в спреде – то получится то на то.</text:p>
      <text:p text:style-name="P4"/>
      <text:p text:style-name="P21">a. 427ms <text:s/>b. 417ms c. 441ms</text:p>
      <text:p text:style-name="P4"/>
      <text:p text:style-name="P4">6. Лодашевский мердж.</text:p>
      <text:p text:style-name="P12">// const obj3 = merge(<text:span text:style-name="T15">{}, </text:span>obj1, obj2); // 1280</text:p>
      <text:p text:style-name="P4"/>
      <text:p text:style-name="P4">медленно, но он делает другое. Он рекурсивно сливает каждое свойство объекта.</text:p>
      <text:p text:style-name="P4"><text:soft-page-break/>Есть минут – может упасть если объект достаточно большой. Надо быстро осторожным, но это другой функционал.</text:p>
      <text:p text:style-name="P4"/>
      <text:p text:style-name="P22">По аналогии с обычным мерджем <text:span text:style-name="T16">не мутирем ни один объект но это дольше</text:span></text:p>
      <text:p text:style-name="P4"/>
      <text:p text:style-name="P22">a. <text:span text:style-name="T16">4178ms b. 4448ms c. 4356ms</text:span></text:p>
      <text:p text:style-name="P4"/>
      <text:p text:style-name="P4">7. Чисто для сравнения через reduce</text:p>
      <text:p text:style-name="P4">чтобы не ждать <text:s/>слишком долго, то уменьшим количество вложенных объектов для 3000 в каждом.</text:p>
      <text:p text:style-name="P11">// const obj3 = Object.entries(obj2).reduce((acc, item) =&gt; {</text:p>
      <text:p text:style-name="P11">// return { ...acc, [item[0]]: item[1] };</text:p>
      <text:p text:style-name="P11">// }, obj1);</text:p>
      <text:p text:style-name="P13"/>
      <text:p text:style-name="P11">// var users = { data: [{ user: "barney" }, { user: "fred" }] };</text:p>
      <text:p text:style-name="P13"/>
      <text:p text:style-name="P11">// console.log(obj3);</text:p>
      <text:p text:style-name="P4"/>
      <text:p text:style-name="P5">Это оооочень долгий способ сливать объекты. Из плюсов – можно мутировать объект прямо в процессе мержда.</text:p>
      <text:p text:style-name="P5">Это иммутабельный способ.</text:p>
      <text:p text:style-name="P5"/>
      <text:p text:style-name="P24">a. 5569ms b. 5525ms c. 5723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9:00:26.105931091</meta:creation-date>
    <dc:date>2024-01-15T22:28:11.448015579</dc:date>
    <meta:editing-duration>PT57M2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468" meta:character-count="2895" meta:non-whitespace-character-count="2494"/>
  </office:meta>
</office:document-meta>
</file>